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4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5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 style:text-overline-style="none" style:text-overline-color="font-color"/>
    </style:style>
    <style:style style:name="T1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2" style:family="text">
      <style:text-properties style:text-position="33% 58%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3" style:family="text">
      <style:text-properties style:text-outline="false"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style:style style:name="T4" style:family="text">
      <style:text-properties style:text-position="33% 58%" fo:font-size="22pt" style:font-size-asian="22pt" style:font-size-complex="22pt"/>
    </style:style>
    <style:style style:name="T5" style:family="text">
      <style:text-properties style:font-name="Liberation Sans3" fo:font-size="22pt" style:font-name-asian="Liberation Sans3" style:font-size-asian="22pt" style:font-name-complex="Liberation Sans3" style:font-size-complex="22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K</text:span><text:span text:style-name="T2">-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1"><text:span text:style-name="T3">Λ</text:span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kinematic<text:line-break/> vertex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6cm" svg:height="3.24cm" svg:x="6.3cm" svg:y="20.5cm">
          <text:p text:style-name="P1"><text:span text:style-name="T5">Ξ(182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6cm" svg:height="3.95cm" svg:x="6.3cm" svg:y="14.5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5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5" draw:text-style-name="P1" draw:layer="layout" svg:x1="9.3cm" svg:y1="12.32cm" svg:x2="9.3cm" svg:y2="14.5cm" draw:start-shape="id2" draw:start-glue-point="2" draw:end-shape="id4" draw:end-glue-point="4" svg:d="M9300 12320v2180" svg:viewBox="0 0 1 2181">
          <text:p/>
        </draw:connector>
        <draw:connector draw:style-name="gr5" draw:text-style-name="P1" draw:layer="layout" svg:x1="9.3cm" svg:y1="18.45cm" svg:x2="9.3cm" svg:y2="20.5cm" draw:start-shape="id4" draw:start-glue-point="7" draw:end-shape="id5" draw:end-glue-point="4" svg:d="M9300 18450v2050" svg:viewBox="0 0 1 2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18T09:34:55.450784018</dc:date>
    <meta:editing-duration>PT22M3S</meta:editing-duration>
    <meta:editing-cycles>7</meta:editing-cycles>
    <meta:generator>LibreOffice/4.3.7.2$Linux_X86_64 LibreOffice_project/430m0$Build-2</meta:generator>
    <meta:document-statistic meta:object-count="9"/>
  </office:meta>
</office:document-meta>
</file>